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Normal" style:family="paragraph">
      <style:paragraph-properties fo:text-align="justify"/>
    </style:style>
    <style:style style:name="P8" style:parent-style-name="Normal" style:family="paragraph">
      <style:paragraph-properties fo:text-align="justify"/>
    </style:style>
  </office:automatic-styles>
  <office:body>
    <office:text text:use-soft-page-breaks="true">
      <text:p text:style-name="P1">Resumen Unidad 2</text:p>
      <text:p text:style-name="P2"/>
      <text:p text:style-name="P3">En esta unidad<text:s/>aprendimos<text:s/>los conceptos esenciales para empezar a programar. Primero, vemos los<text:s/><text:span text:style-name="T4">tipos de datos y operadores</text:span>, que nos ayudan a manejar números, textos y otros valores dentro de un programa. Luego, exploramos las<text:s/><text:span text:style-name="T5">estructuras de control condicionales</text:span>, que nos permiten tomar decisiones en función de ciertas condiciones. También aprendemos sobre los<text:s/><text:span text:style-name="T6">bucles</text:span>, que sirven para repetir acciones sin tener que escribir el mismo código muchas veces.</text:p>
      <text:p text:style-name="P7">Para mí, lo más importante fue entender las estructuras de control porque son clave para que los programas sean más dinámicos. Al principio, tuve algunos problemas con los bucles, porque pueden volverse confusos si no se usan bien, pero con práctica se vuelven más fáciles de entender. Los videos ayudaron bastante a visualizar estos conceptos.<text:s/></text:p>
      <text:p text:style-name="P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2323907 - ELMER LEONEL DE LA CRUZ FUENTES</meta:initial-creator>
    <dc:creator>2323907 - ELMER LEONEL DE LA CRUZ FUENTES</dc:creator>
    <meta:creation-date>2025-02-18T04:57:00Z</meta:creation-date>
    <dc:date>2025-02-18T04:58:00Z</dc:date>
    <meta:template xlink:href="Normal" xlink:type="simple"/>
    <meta:editing-cycles>1</meta:editing-cycles>
    <meta:editing-duration>PT60S</meta:editing-duration>
    <meta:document-statistic meta:page-count="1" meta:paragraph-count="1" meta:word-count="126" meta:character-count="821" meta:row-count="5" meta:non-whitespace-character-count="696"/>
  </office:meta>
</office:document-meta>
</file>